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dbe" officeooo:paragraph-rsid="00030dbe"/>
    </style:style>
    <style:style style:name="P2" style:family="paragraph" style:parent-style-name="Standard">
      <style:paragraph-properties fo:text-align="end" style:justify-single-word="false"/>
      <style:text-properties officeooo:rsid="00030dbe" officeooo:paragraph-rsid="00030dbe"/>
    </style:style>
    <style:style style:name="P3" style:family="paragraph" style:parent-style-name="Standard">
      <style:paragraph-properties fo:text-align="center" style:justify-single-word="false"/>
      <style:text-properties officeooo:rsid="00030dbe" officeooo:paragraph-rsid="00030dbe"/>
    </style:style>
    <style:style style:name="P4" style:family="paragraph" style:parent-style-name="Standard">
      <style:paragraph-properties fo:text-align="start" style:justify-single-word="false"/>
      <style:text-properties officeooo:rsid="00030dbe" officeooo:paragraph-rsid="00030dbe"/>
    </style:style>
    <style:style style:name="P5" style:family="paragraph" style:parent-style-name="Standard">
      <style:paragraph-properties fo:text-align="start" style:justify-single-word="false"/>
      <style:text-properties officeooo:paragraph-rsid="00030dbe"/>
    </style:style>
    <style:style style:name="P6" style:family="paragraph" style:parent-style-name="Standard">
      <style:paragraph-properties fo:text-align="start" style:justify-single-word="false"/>
      <style:text-properties officeooo:rsid="000a1c3d" officeooo:paragraph-rsid="000a1c3d"/>
    </style:style>
    <style:style style:name="T1" style:family="text">
      <style:text-properties officeooo:rsid="00030dbe"/>
    </style:style>
    <style:style style:name="T2" style:family="text">
      <style:text-properties officeooo:rsid="00043ce4"/>
    </style:style>
    <style:style style:name="T3" style:family="text">
      <style:text-properties officeooo:rsid="00055825"/>
    </style:style>
    <style:style style:name="T4" style:family="text">
      <style:text-properties officeooo:rsid="00083bb0"/>
    </style:style>
    <style:style style:name="T5" style:family="text">
      <style:text-properties officeooo:rsid="00086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клад на семинар по истории</text:p>
      <text:p text:style-name="P3"/>
      <text:p text:style-name="P2">Выполнил: Щербаков Александр Валерьевич</text:p>
      <text:p text:style-name="P2">Преподаватель: Вычеров Дмитрий Адександрович</text:p>
      <text:p text:style-name="P1"/>
      <text:p text:style-name="P3">Тема: «Проект Лорис-Меликова»</text:p>
      <text:p text:style-name="P4"/>
      <text:p text:style-name="P4"><text:tab/>«Конституция Лорис-Мельникова» - условное название нереализованного проекта политической реформы, предложенного на исходе эпохи великих преобразований министром внутренних дел графом Михаилом Тариэловичем Лорис-Меликовым. </text:p>
      <text:p text:style-name="P4"><text:tab/>Несмотря на позднее данное ему громкое имя конституции, проект Лорис-Меликова предусматривал лишь самые робкие шаги к конституционному ограничению самодержавия. Основная идея состояла в привлечении общественности к сотрудничеству с правительством, а представителей третьего сословия (крупных городов и земства) — к законотворческой деятельности путём разового созыва представительного органа с законосовещательными правами. Право законодательной инициативы при этом сохранялось за монархом. </text:p>
      <text:p text:style-name="P5"><text:span text:style-name="T1"><text:tab/></text:span><text:span text:style-name="T2">Предпологалось, что император назначит две комиссии — финансовую и административную, </text:span><text:span text:style-name="T3">а на их основе рассматривать</text:span> проекты реформы губернского управления (пересмотр земского и городового положений) и продолжения крестьянской реформы (перевод бывших крепостных на обязательный выкуп со снижением выкупных платежей).</text:p>
      <text:p text:style-name="P5"><text:tab/><text:span text:style-name="T4">Далее планировалось обсуждение этих проектов </text:span><text:span text:style-name="T5">комиссиями </text:span>с участием выборных представителей значительных городов и земского управления. И лишь на последнем этапе самых «опытных» из этих представителей (числом от 10-ти до 15-ти), отобранных самим государем, предполагалось допустить в постоянно действующий законосовещательный орган — Государственный совет Российской империи — для выработки окончательной редакции законопроектов.</text:p>
      <text:p text:style-name="P6"><text:tab/>Доклад с изложением этого плана был подан 28 января 1881 года на рассмотрение, единогласно одобрен 16 февраля Особым совещанием. 1 марта Александр II сообщил Лорису-Меликову, что через 4 дня проект будет вынесен на обсуждение Совета министров, но через 2 часа император погиб в результате теракта.<text:line-break/><text:tab/>Пришедший к власти Александр III немедленно отправил Лорис-Меликова в отставку и приступил к реализации консервативно-охранительной политики контррефор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7:32:57.126868831</meta:creation-date>
    <dc:date>2020-11-16T20:04:36.917892438</dc:date>
    <meta:editing-duration>PT39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242" meta:character-count="2051" meta:non-whitespace-character-count="1806"/>
  </office:meta>
</office:document-meta>
</file>